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paragraph" style:name="P1" style:parent-style-name="Standard">
      <style:text-properties officeooo:paragraph-rsid="00087b67" officeooo:rsid="00087b67"/>
    </style:style>
    <style:style style:family="paragraph" style:name="P2" style:parent-style-name="Standard">
      <style:text-properties officeooo:paragraph-rsid="000f3b0a" officeooo:rsid="00087b67"/>
    </style:style>
    <style:style style:family="paragraph" style:name="P3" style:parent-style-name="Standard">
      <style:text-properties officeooo:paragraph-rsid="001feae6" officeooo:rsid="001feae6"/>
    </style:style>
    <style:style style:family="paragraph" style:name="P4" style:parent-style-name="Standard">
      <style:text-properties officeooo:paragraph-rsid="00240b3a" officeooo:rsid="00150433"/>
    </style:style>
    <style:style style:family="paragraph" style:name="P5" style:parent-style-name="Title">
      <style:text-properties officeooo:paragraph-rsid="00087b67" officeooo:rsid="00087b67"/>
    </style:style>
    <style:style style:family="text" style:name="T1">
      <style:text-properties officeooo:rsid="00112def"/>
    </style:style>
    <style:style style:family="text" style:name="T2">
      <style:text-properties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officeooo:rsid="00294b66"/>
    </style:style>
    <style:style style:family="text" style:name="T4">
      <style:text-properties officeooo:rsid="002cf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4">Second </text:span>Letter for Me</text:p>
      <text:p text:style-name="P4">Mr </text:p>
      <text:p text:style-name="P3"/>
      <text:p text:style-name="P2">This is a very important letter from <text:s/><text:span text:style-name="T1">blabla to </text:span><text:span text:style-name="T2">Arun</text:span></text:p>
      <text:p text:style-name="P1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ace </meta:initial-creator>
    <meta:creation-date>2015-07-02T19:57:10.062606075</meta:creation-date>
    <dc:date>2015-07-27T10:22:29.277198130</dc:date>
    <meta:editing-duration>PT21H17M16S</meta:editing-duration>
    <meta:editing-cycles>38</meta:editing-cycles>
    <meta:generator>LibreOffice/4.4.2.2$Linux_X86_64 LibreOffice_project/40m0$Build-2</meta:generator>
    <meta:document-statistic meta:table-count="0" meta:image-count="0" meta:object-count="0" meta:page-count="1" meta:paragraph-count="3" meta:word-count="27" meta:character-count="150" meta:non-whitespace-character-count="124"/>
  </office:meta>
</office:document-meta>
</file>